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le: Article title</text:p>
      <text:p text:style-name="Standard"/>
      <text:p text:style-name="Standard">Author: Person, or organisation if person not listed.</text:p>
      <text:p text:style-name="Standard"/>
      <text:p text:style-name="Standard">[Reference details (if online article, give URL and date accessed): Use the QUT library Cite|Write</text:p>
      <text:p text:style-name="Standard">guide (available at http://www.citewrite.qut.edu.au/) to check up on the details required for various</text:p>
      <text:p text:style-name="Standard">sources. Include this information in your reference list.]</text:p>
      <text:p text:style-name="Standard"/>
      <text:p text:style-name="Standard">Brief summary: Give a very brief summary, just one short paragraph. It is important that you write</text:p>
      <text:p text:style-name="Standard">this in your own words, and do not cut and paste from your article or copy from a friend. As noted,</text:p>
      <text:p text:style-name="Standard">penalties may be applied where copying is detected.</text:p>
      <text:p text:style-name="Standard"/>
      <text:p text:style-name="Standard">Information asset: Which information assets are involved? What state is the information in? How</text:p>
      <text:p text:style-name="Standard">much information is involved?</text:p>
      <text:p text:style-name="Standard"/>
      <text:p text:style-name="Standard">Security issue: Explain the issue, including the following details.</text:p>
      <text:p text:style-name="Standard"><text:tab/>• Threat: Explain the threat. Categorize with respect to both the threat source and type (as</text:p>
      <text:p text:style-name="Standard">discussed in CAB240 lectures and tutorials).</text:p>
      <text:p text:style-name="Standard"><text:tab/>• Vulnerability: Explain the vulnerability. Categorize with respect to people/property/process.</text:p>
      <text:p text:style-name="Standard">Explain how this vulnerability could be exploited.</text:p>
      <text:p text:style-name="Standard"><text:tab/>• Security incident / attack: State clearly whether the article describe a security incident, or</text:p>
      <text:p text:style-name="Standard">more specifically an attack. If it is an attack, explain how the attack works, and categorize it</text:p>
      <text:p text:style-name="Standard">(passive/active, type). Is the attack being conducted in the wild (outside of research labs), or</text:p>
      <text:p text:style-name="Standard">is it purely theoretical?</text:p>
      <text:p text:style-name="Standard"/>
      <text:p text:style-name="Standard">For the security issue you discuss, clearly identify the information security goal/s that can be com-</text:p>
      <text:p text:style-name="Standard">promised (think CIA). How significant is the impact?</text:p>
      <text:p text:style-name="Standard">An example article summary using this template is given on the next page.</text:p>
      <text:p text:style-name="Standard"><text:tab/>• NOTE: This is an example of a report for a security issue related to a mobile phone</text:p>
      <text:p text:style-name="Standard">application. Note that this article is not recent – the publication date is in 2014. Do not use</text:p>
      <text:p text:style-name="Standard">this article in your submission; this is intended only as an example of use of the templa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1:17:12.972387977</meta:creation-date>
    <dc:date>2022-09-14T11:23:25.654820341</dc:date>
    <meta:editing-duration>PT6M13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25" meta:word-count="299" meta:character-count="1865" meta:non-whitespace-character-count="1586"/>
  </office:meta>
</office:document-meta>
</file>